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ffff99" draw:textarea-horizontal-align="justify" draw:textarea-vertical-align="middle" draw:auto-grow-height="false" fo:min-height="5.738cm" fo:min-width="3.202cm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0.385cm" fo:min-width="2.04cm"/>
    </style:style>
    <style:style style:name="gr3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266cm" fo:min-width="1.659cm"/>
    </style:style>
    <style:style style:name="gr4" style:family="graphic" style:parent-style-name="standard">
      <style:graphic-properties svg:stroke-color="#666666" draw:fill="solid" draw:fill-color="#d7eaff" draw:textarea-horizontal-align="justify" draw:textarea-vertical-align="middle" draw:auto-grow-height="false" fo:min-height="3.7cm" fo:min-width="3.61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0.766cm" fo:min-width="2.902cm"/>
    </style:style>
    <style:style style:name="gr6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266cm" fo:min-width="1.786cm"/>
    </style:style>
    <style:style style:name="gr7" style:family="graphic" style:parent-style-name="standard">
      <style:graphic-properties svg:stroke-color="#666666" draw:fill="solid" draw:fill-color="#ff3333" draw:opacity="50%" draw:textarea-horizontal-align="justify" draw:textarea-vertical-align="middle" draw:auto-grow-height="false" fo:min-height="0.905cm" fo:min-width="7.85cm"/>
    </style:style>
    <style:style style:name="gr8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247cm" fo:min-width="0.364cm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0.385cm" fo:min-width="1.405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385cm" fo:min-width="1.659cm"/>
    </style:style>
    <style:style style:name="gr12" style:family="graphic" style:parent-style-name="standard">
      <style:graphic-properties svg:stroke-color="#666666" draw:fill="solid" draw:fill-color="#cc9900" draw:opacity="50%" draw:textarea-horizontal-align="justify" draw:textarea-vertical-align="middle" draw:auto-grow-height="false" fo:min-height="1.502cm" fo:min-width="2.752cm"/>
    </style:style>
    <style:style style:name="gr13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247cm" fo:min-width="0.999cm"/>
    </style:style>
    <style:style style:name="P1" style:family="paragraph">
      <loext:graphic-properties draw:fill="solid"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Monaco" fo:font-size="10pt" style:font-name-asian="Monaco" style:font-size-asian="10pt" style:font-size-complex="10pt"/>
    </style:style>
    <style:style style:name="P4" style:family="paragraph">
      <loext:graphic-properties draw:fill="solid" draw:fill-color="#d7eaff"/>
      <style:paragraph-properties fo:text-align="center"/>
    </style:style>
    <style:style style:name="P5" style:family="paragraph">
      <loext:graphic-properties draw:fill="solid" draw:fill-color="#ff3333" draw:opacity="50%"/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style:font-name="Monaco" fo:font-size="8pt" style:font-name-asian="Monaco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Monaco" fo:font-size="12pt" fo:font-weight="bold" style:font-name-asian="Monaco" style:font-size-asian="12pt" style:font-weight-asian="bold" style:font-size-complex="12pt" style:font-weight-complex="bold"/>
    </style:style>
    <style:style style:name="P10" style:family="paragraph">
      <loext:graphic-properties draw:fill="solid" draw:fill-color="#cc9900" draw:opacity="50%"/>
      <style:paragraph-properties fo:text-align="center"/>
    </style:style>
    <style:style style:name="T1" style:family="text">
      <style:text-properties style:font-name="Monaco" fo:font-size="10pt" style:font-name-asian="Monaco" style:font-size-asian="10pt" style:font-size-complex="10pt"/>
    </style:style>
    <style:style style:name="T2" style:family="text">
      <style:text-properties style:font-name="Monaco" fo:font-size="8pt" style:font-name-asian="Monaco" style:font-size-asian="8pt" style:font-size-complex="8pt"/>
    </style:style>
    <style:style style:name="T3" style:family="text">
      <style:text-properties style:font-name="Monaco" fo:font-size="12pt" fo:font-weight="bold" style:font-name-asian="Monaco" style:font-size-asian="12pt" style:font-weight-asian="bold" style:font-size-complex="12pt" style:font-weight-complex="bold"/>
    </style:style>
    <style:style style:name="T4" style:family="text">
      <style:text-properties style:font-name="Monaco" fo:font-size="8pt" fo:font-weight="normal" style:font-name-asian="Monaco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6.096cm" svg:x="3.405cm" svg:y="5.191cm">
          <text:p/>
          <draw:enhanced-geometry svg:viewBox="0 0 21600 21600" draw:path-stretchpoint-x="10800" draw:path-stretchpoint-y="10800" draw:text-areas="?f3 ?f4 ?f5 ?f6" draw:type="round-rectangle" draw:modifiers="1048.5895473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4.04cm" svg:y="5.745cm">
          <text:p text:style-name="P2"><text:span text:style-name="T1">公的医療保険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635cm" svg:x="4.04cm" svg:y="6.491cm">
          <text:p text:style-name="P2"><text:span text:style-name="T1">公的介護保険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516cm" svg:x="4.24cm" svg:y="4.964cm">
          <text:p text:style-name="P2"><text:span text:style-name="T1">社会保険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24cm" svg:height="4.064cm" svg:x="7.825cm" svg:y="5.191cm">
          <text:p/>
          <draw:enhanced-geometry svg:viewBox="0 0 21600 21600" draw:path-stretchpoint-x="10800" draw:path-stretchpoint-y="10800" draw:text-areas="?f3 ?f4 ?f5 ?f6" draw:type="round-rectangle" draw:modifiers="1048.5895473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402cm" svg:height="1.016cm" svg:x="8.201cm" svg:y="5.726cm">
          <text:p text:style-name="P2"><text:span text:style-name="T1">第一分野の保険</text:span><text:span text:style-name="T1"><text:line-break/></text:span><text:span text:style-name="T1">（生命保険）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02cm" svg:height="1.016cm" svg:x="8.201cm" svg:y="6.872cm">
          <text:p text:style-name="P2"><text:span text:style-name="T1">第二分野の保険</text:span><text:span text:style-name="T1"><text:line-break/></text:span><text:span text:style-name="T1">（損害保険）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02cm" svg:height="1.016cm" svg:x="8.201cm" svg:y="8.018cm">
          <text:p text:style-name="P2"><text:span text:style-name="T1">第三分野の保険</text:span><text:span text:style-name="T1"><text:line-break/></text:span><text:span text:style-name="T1">（病気</text:span><text:span text:style-name="T1">/</text:span><text:span text:style-name="T1">ケガ</text:span><text:span text:style-name="T1">/</text:span><text:span text:style-name="T1">介護）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286cm" svg:height="0.516cm" svg:x="8.82cm" svg:y="4.964cm">
          <text:p text:style-name="P2"><text:span text:style-name="T1">任意保険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382cm" svg:height="1.187cm" draw:transform="skewX (0.00890117918517108) rotate (0.00890117918517108) translate (3.667cm 9.882cm)">
          <text:p/>
          <draw:enhanced-geometry svg:viewBox="0 0 21600 21600" draw:path-stretchpoint-x="10800" draw:path-stretchpoint-y="10800" draw:text-areas="?f3 ?f4 ?f5 ?f6" draw:type="round-rectangle" draw:modifiers="1048.5895473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864cm" svg:height="0.497cm" svg:x="4.819cm" svg:y="9.582cm">
          <text:p text:style-name="P6"><text:span text:style-name="T2">年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905cm" svg:height="0.635cm" svg:x="7.766cm" svg:y="10.145cm">
          <text:p text:style-name="P2"><text:span text:style-name="T1">企業年金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905cm" svg:height="0.635cm" svg:x="9.866cm" svg:y="10.145cm">
          <text:p text:style-name="P2"><text:span text:style-name="T1">個人年金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635cm" svg:x="4.04cm" svg:y="10.145cm">
          <text:p text:style-name="P2"><text:span text:style-name="T1">公的年金保険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7.477cm" svg:y1="3.667cm" svg:x2="7.477cm" svg:y2="11.287cm">
          <text:p/>
        </draw:line>
        <draw:custom-shape draw:style-name="gr11" draw:text-style-name="P9" draw:layer="layout" svg:width="2.159cm" svg:height="0.635cm" svg:x="4.24cm" svg:y="3.745cm">
          <text:p text:style-name="P2"><text:span text:style-name="T3">公的保険</text:span><text:span text:style-name="T3"><text:line-break/></text:span><text:span text:style-name="T4">国が定める最低限の生活を保障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159cm" svg:height="0.635cm" svg:x="8.84cm" svg:y="3.745cm">
          <text:p text:style-name="P2"><text:span text:style-name="T3">私的保険</text:span><text:span text:style-name="T3"><text:line-break/></text:span><text:span text:style-name="T4">万が一に備えて自由に加入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302cm" svg:height="1.802cm" draw:transform="skewX (0.00890117918517108) rotate (0.00890117918517108) translate (3.667cm 7.582cm)">
          <text:p/>
          <draw:enhanced-geometry svg:viewBox="0 0 21600 21600" draw:path-stretchpoint-x="10800" draw:path-stretchpoint-y="10800" draw:text-areas="?f3 ?f4 ?f5 ?f6" draw:type="round-rectangle" draw:modifiers="1048.5895473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4.04cm" svg:y="7.845cm">
          <text:p text:style-name="P2"><text:span text:style-name="T1">雇用保険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635cm" svg:x="4.04cm" svg:y="8.591cm">
          <text:p text:style-name="P2"><text:span text:style-name="T1">労災保険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499cm" svg:height="0.497cm" svg:x="4.519cm" svg:y="7.282cm">
          <text:p text:style-name="P6"><text:span text:style-name="T2">労働保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21:47:57.920167000</meta:creation-date>
    <dc:date>2016-03-21T22:30:15.008573000</dc:date>
    <meta:editing-duration>PT25M8S</meta:editing-duration>
    <meta:editing-cycles>7</meta:editing-cycles>
    <meta:generator>LibreOffice/5.0.3.2$MacOSX_X86_64 LibreOffice_project/e5f16313668ac592c1bfb310f4390624e3dbfb75</meta:generator>
    <meta:document-statistic meta:object-count="21"/>
  </office:meta>
</office:document-meta>
</file>